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408cm" table:align="left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0.9cm"/>
    </style:style>
    <style:style style:name="Table1.E" style:family="table-column">
      <style:table-column-properties style:column-width="1.61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92769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25fd18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2ae6c0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5.6999998092651pt" style:font-size-asian="15.6999998092651pt" style:font-size-complex="15.6999998092651pt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5.6999998092651pt" officeooo:paragraph-rsid="0025fd18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font-size="12pt" style:font-size-asian="12pt" style:font-size-complex="12pt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5.6999998092651pt" fo:letter-spacing="normal" fo:font-style="normal" fo:font-weight="normal" style:font-size-asian="15.6999998092651pt" style:font-weight-asian="normal" style:font-size-complex="15.6999998092651pt" style:font-weight-complex="normal"/>
    </style:style>
    <style:style style:name="P15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5.6999998092651pt" fo:letter-spacing="normal" fo:font-style="normal" fo:font-weight="normal" style:font-size-asian="15.6999998092651pt" style:font-size-complex="15.6999998092651pt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P17" style:family="paragraph" style:parent-style-name="Table_20_Contents">
      <style:text-properties officeooo:rsid="00239d69" officeooo:paragraph-rsid="00239d69"/>
    </style:style>
    <style:style style:name="P18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4b" loext:opacity="100%" style:font-name="erdana" fo:font-size="15.75pt" fo:letter-spacing="normal" fo:font-style="normal" fo:font-weight="normal"/>
    </style:style>
    <style:style style:name="P19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4b" loext:opacity="100%" style:font-name="inter-regular" fo:font-size="15.75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0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4b" loext:opacity="100%" style:font-name="inter-regular" fo:font-size="15.75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1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5215b" loext:opacity="100%" style:font-name="inter-regular" fo:font-size="15pt" fo:letter-spacing="normal" fo:font-style="normal" style:text-underline-style="solid" style:text-underline-width="auto" style:text-underline-color="font-color" fo:font-weight="normal" style:font-size-asian="15pt" style:font-size-complex="15pt"/>
    </style:style>
    <style:style style:name="P22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5215b" loext:opacity="100%" style:font-name="inter-regular" fo:font-size="15.6999998092651pt" fo:letter-spacing="normal" fo:font-style="normal" style:text-underline-style="solid" style:text-underline-width="auto" style:text-underline-color="font-color" fo:font-weight="normal" style:font-size-asian="15.6999998092651pt" style:font-size-complex="15.6999998092651pt"/>
    </style:style>
    <style:style style:name="P23" style:family="paragraph" style:parent-style-name="Heading_20_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55215b" loext:opacity="100%" style:font-name="inter-regular" fo:font-size="15.75pt" fo:letter-spacing="normal" fo:font-style="normal" style:text-underline-style="solid" style:text-underline-width="auto" style:text-underline-color="font-color" fo:font-weight="normal" style:font-size-asian="15.6999998092651pt" style:font-size-complex="15.6999998092651pt"/>
    </style:style>
    <style:style style:name="P24" style:family="paragraph" style:parent-style-name="Heading_20_1" style:list-style-name="L1">
      <style:paragraph-properties fo:margin-left="0cm" fo:margin-right="0cm" fo:margin-top="0.132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25" style:family="paragraph" style:parent-style-name="Heading_20_1">
      <style:paragraph-properties fo:margin-left="0cm" fo:margin-right="0cm" fo:margin-top="0.132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style:text-underline-style="solid" style:text-underline-width="auto" style:text-underline-color="font-color" fo:font-weight="normal" officeooo:paragraph-rsid="00206829" style:font-weight-asian="bold" style:font-weight-complex="bold"/>
    </style:style>
    <style:style style:name="P26" style:family="paragraph" style:parent-style-name="Heading_20_1">
      <style:paragraph-properties fo:margin-left="0cm" fo:margin-right="0cm" fo:margin-top="0.132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style:text-underline-style="solid" style:text-underline-width="auto" style:text-underline-color="font-color" fo:font-weight="normal" officeooo:paragraph-rsid="002eb514" style:font-weight-asian="bold" style:font-weight-complex="bold"/>
    </style:style>
    <style:style style:name="P27" style:family="paragraph" style:parent-style-name="Heading_20_1" style:list-style-name="L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28" style:family="paragraph" style:parent-style-name="Heading_20_1" style:list-style-name="L3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29" style:family="paragraph" style:parent-style-name="Heading_20_1" style:list-style-name="L5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30" style:family="paragraph" style:parent-style-name="Heading_20_1" style:list-style-name="L7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31" style:family="paragraph" style:parent-style-name="Heading_20_1" style:list-style-name="L8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32" style:family="paragraph" style:parent-style-name="Heading_20_1" style:list-style-name="L10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P34" style:family="paragraph" style:parent-style-name="Standard">
      <style:paragraph-properties fo:margin-left="0cm" fo:margin-right="0cm" fo:margin-top="0.132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style:text-underline-style="none" fo:font-weight="normal" officeooo:paragraph-rsid="002eb514" style:font-weight-asian="bold" style:font-weight-complex="bold"/>
    </style:style>
    <style:style style:name="P35" style:family="paragraph" style:parent-style-name="Text_20_body" style:list-style-name="L4">
      <style:paragraph-properties fo:margin-top="0.106cm" fo:margin-bottom="0.247cm" style:contextual-spacing="false" style:line-height-at-least="0.661cm" fo:text-align="justify" style:justify-single-word="false" fo:orphans="2" fo:widows="2"/>
      <style:text-properties fo:font-variant="normal" fo:text-transform="none" fo:color="#000000" loext:opacity="100%" style:font-name="inter-regular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P37" style:family="paragraph" style:parent-style-name="Text_20_body" style:list-style-name="L6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P38" style:family="paragraph" style:parent-style-name="Text_20_body" style:list-style-name="L9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P39" style:family="paragraph" style:parent-style-name="Text_20_body" style:list-style-name="L9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officeooo:paragraph-rsid="00292769" loext:padding="0cm" loext:border="none"/>
    </style:style>
    <style:style style:name="P40" style:family="paragraph" style:parent-style-name="Text_20_body" style:list-style-name="L11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P41" style:family="paragraph" style:parent-style-name="Text_20_body" style:list-style-name="L11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officeooo:paragraph-rsid="00243507" loext:padding="0cm" loext:border="none"/>
    </style:style>
    <style:style style:name="P42" style:family="paragraph" style:parent-style-name="Text_20_body" style:list-style-name="L12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P43" style:family="paragraph" style:parent-style-name="Text_20_body" style:list-style-name="L13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P44" style:family="paragraph" style:parent-style-name="Text_20_body" style:list-style-name="L14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P45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officeooo:paragraph-rsid="002c165a" loext:padding="0cm" loext:border="none"/>
    </style:style>
    <style:style style:name="P46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bold" officeooo:rsid="00243507" officeooo:paragraph-rsid="00243507" style:font-weight-asian="bold" style:font-weight-complex="bold" loext:padding="0cm" loext:border="none"/>
    </style:style>
    <style:style style:name="P47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bold" officeooo:rsid="00243507" officeooo:paragraph-rsid="0025fd18" style:font-size-asian="12pt" style:font-weight-asian="bold" style:font-size-complex="12pt" style:font-weight-complex="bold" loext:padding="0cm" loext:border="none"/>
    </style:style>
    <style:style style:name="P48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-regular" fo:font-size="12pt" fo:letter-spacing="normal" fo:font-style="normal" fo:font-weight="bold" officeooo:rsid="0026ee22" officeooo:paragraph-rsid="00277d4c" style:font-size-asian="12pt" style:font-weight-asian="bold" style:font-size-complex="12pt" style:font-weight-complex="bold" loext:padding="0cm" loext:border="none"/>
    </style:style>
    <style:style style:name="P49" style:family="paragraph" style:parent-style-name="Text_20_body" style:list-style-name="L6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50" style:family="paragraph" style:parent-style-name="Text_20_body" style:list-style-name="L16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2pt" fo:letter-spacing="normal" officeooo:paragraph-rsid="00315226" style:font-size-asian="12pt" style:font-size-complex="12pt" loext:padding="0cm" loext:border="none"/>
    </style:style>
    <style:style style:name="P5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P5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 officeooo:paragraph-rsid="002ae6c0"/>
    </style:style>
    <style:style style:name="P5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 loext:padding="0cm" loext:border="none"/>
    </style:style>
    <style:style style:name="P5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normal" officeooo:paragraph-rsid="0025fd18" loext:padding="0cm" loext:border="none"/>
    </style:style>
    <style:style style:name="P5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normal" style:font-size-asian="12pt" style:font-size-complex="12pt"/>
    </style:style>
    <style:style style:name="P5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normal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bold" officeooo:rsid="0026ee22" officeooo:paragraph-rsid="0026ee22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margin-left="0cm" fo:margin-right="0cm" fo:margin-top="0.132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style:text-underline-style="none" fo:font-weight="normal" officeooo:paragraph-rsid="002eb514" style:font-weight-asian="bold" style:font-weight-complex="bold"/>
    </style:style>
    <style:style style:name="P59" style:family="paragraph" style:parent-style-name="Text_20_body">
      <style:paragraph-properties fo:margin-left="0cm" fo:margin-right="0cm" fo:margin-top="0.132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normal" style:font-size-asian="12pt" style:font-size-complex="12pt" loext:padding="0cm" loext:border="none"/>
    </style:style>
    <style:style style:name="P60" style:family="paragraph" style:parent-style-name="Text_20_body">
      <style:paragraph-properties fo:margin-left="0cm" fo:margin-right="0cm" fo:margin-top="0.132cm" fo:margin-bottom="0.247cm" style:contextual-spacing="false" fo:text-align="justify" style:justify-single-word="false" fo:orphans="2" fo:widows="2" fo:text-indent="0cm" style:auto-text-indent="false"/>
    </style:style>
    <style:style style:name="P61" style:family="paragraph" style:parent-style-name="Text_20_body" style:list-style-name="L15" style:master-page-name="">
      <loext:graphic-properties draw:fill="none"/>
      <style:paragraph-properties fo:margin-left="-0.101cm" fo:margin-right="0cm" fo:margin-top="0cm" fo:margin-bottom="0cm" style:contextual-spacing="false" style:line-height-at-least="0.661cm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P62" style:family="paragraph" style:parent-style-name="Text_20_body" style:list-style-name="L15">
      <loext:graphic-properties draw:fill="none"/>
      <style:paragraph-properties fo:margin-left="-0.101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241d1a"/>
    </style:style>
    <style:style style:name="T3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243507"/>
    </style:style>
    <style:style style:name="T4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25fd18"/>
    </style:style>
    <style:style style:name="T5" style:family="text">
      <style:text-properties fo:font-variant="normal" fo:text-transform="none" fo:color="#333333" loext:opacity="100%" style:font-name="inter-regular" fo:font-size="12pt" fo:letter-spacing="normal" fo:font-style="normal" fo:font-weight="normal" style:font-size-asian="15.6999998092651pt" style:font-size-complex="15.6999998092651pt"/>
    </style:style>
    <style:style style:name="T6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25fd18" style:font-size-asian="15.6999998092651pt" style:font-size-complex="15.6999998092651pt"/>
    </style:style>
    <style:style style:name="T7" style:family="text">
      <style:text-properties fo:font-variant="normal" fo:text-transform="none" fo:color="#333333" loext:opacity="100%" style:font-name="inter-regular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33333" loext:opacity="100%" style:font-name="inter-regular" fo:letter-spacing="normal" fo:font-style="normal"/>
    </style:style>
    <style:style style:name="T9" style:family="text">
      <style:text-properties fo:font-variant="normal" fo:text-transform="none" fo:color="#333333" loext:opacity="100%" style:font-name="inter-regular" fo:letter-spacing="normal" fo:font-style="normal" fo:font-weight="normal"/>
    </style:style>
    <style:style style:name="T10" style:family="text">
      <style:text-properties fo:font-variant="normal" fo:text-transform="none" fo:color="#333333" loext:opacity="100%" style:font-name="inter-regular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333333" loext:opacity="100%" style:font-name="inter-bold" fo:font-size="12pt" fo:letter-spacing="normal" fo:font-style="normal" fo:font-weight="normal"/>
    </style:style>
    <style:style style:name="T12" style:family="text">
      <style:text-properties fo:font-variant="normal" fo:text-transform="none" fo:color="#333333" loext:opacity="100%" style:font-name="inter-bold" fo:font-size="12pt" fo:letter-spacing="normal" fo:font-style="normal" fo:font-weight="bold"/>
    </style:style>
    <style:style style:name="T13" style:family="text">
      <style:text-properties fo:font-variant="normal" fo:text-transform="none" fo:color="#333333" loext:opacity="100%" style:font-name="inter-bold" fo:font-size="12pt" fo:letter-spacing="normal" fo:font-style="normal" fo:font-weight="bold" officeooo:rsid="001c611b"/>
    </style:style>
    <style:style style:name="T14" style:family="text">
      <style:text-properties fo:font-variant="normal" fo:text-transform="none" fo:color="#333333" loext:opacity="100%" style:font-name="inter-bold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333333" loext:opacity="100%" style:font-name="inter-bold" fo:font-size="12pt" fo:letter-spacing="normal" fo:font-style="normal" fo:font-weight="bold" style:font-size-asian="15.6999998092651pt" style:font-size-complex="15.6999998092651pt"/>
    </style:style>
    <style:style style:name="T16" style:family="text">
      <style:text-properties fo:font-variant="normal" fo:text-transform="none" fo:color="#333333" loext:opacity="100%" style:font-name="inter-bold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333333" loext:opacity="100%" style:font-name="inter-bold" fo:letter-spacing="normal" fo:font-style="normal" fo:font-weight="normal"/>
    </style:style>
    <style:style style:name="T18" style:family="text"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T19" style:family="text">
      <style:text-properties fo:font-variant="normal" fo:text-transform="none" fo:color="#610b38" loext:opacity="100%" style:font-name="erdana" fo:letter-spacing="normal" fo:font-style="normal" fo:font-weight="normal"/>
    </style:style>
    <style:style style:name="T20" style:family="text">
      <style:text-properties fo:font-variant="normal" fo:text-transform="none" style:font-name="inter-regular" fo:letter-spacing="normal" fo:font-style="normal"/>
    </style:style>
    <style:style style:name="T21" style:family="text">
      <style:text-properties fo:font-variant="normal" fo:text-transform="none" style:font-name="inter-regular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00000" loext:opacity="100%" style:font-name="inter-regular" fo:font-size="12pt" fo:letter-spacing="normal" fo:font-style="normal" fo:font-weight="normal" officeooo:rsid="00292769" loext:padding="0cm" loext:border="none"/>
    </style:style>
    <style:style style:name="T24" style:family="text">
      <style:text-properties fo:font-variant="normal" fo:text-transform="none" style:font-name="erdana" fo:letter-spacing="normal" fo:font-style="normal" fo:font-weight="normal"/>
    </style:style>
    <style:style style:name="T25" style:family="text">
      <style:text-properties style:font-name="inter-regular" fo:font-size="12pt" fo:font-style="normal" fo:font-weight="normal"/>
    </style:style>
    <style:style style:name="T26" style:family="text">
      <style:text-properties style:font-name="inter-regular" fo:font-style="normal" fo:font-weight="normal"/>
    </style:style>
    <style:style style:name="T27" style:family="text">
      <style:text-properties style:font-name="inter-regular" fo:font-style="normal" fo:font-weight="normal" officeooo:rsid="00309eaa"/>
    </style:style>
    <style:style style:name="T28" style:family="text">
      <style:text-properties style:font-name="inter-regular" fo:font-style="normal" fo:font-weight="normal" officeooo:rsid="00315226"/>
    </style:style>
    <style:style style:name="T29" style:family="text">
      <style:text-properties officeooo:rsid="001b8909"/>
    </style:style>
    <style:style style:name="T30" style:family="text">
      <style:text-properties officeooo:rsid="001c355a"/>
    </style:style>
    <style:style style:name="T31" style:family="text">
      <style:text-properties officeooo:rsid="001c611b"/>
    </style:style>
    <style:style style:name="T32" style:family="text">
      <style:text-properties fo:color="#006699" loext:opacity="100%" fo:font-weight="bold"/>
    </style:style>
    <style:style style:name="T33" style:family="text">
      <style:text-properties fo:color="#006699" loext:opacity="100%" style:font-name="inter-regular" fo:font-size="12pt" fo:font-style="normal" fo:font-weight="bold"/>
    </style:style>
    <style:style style:name="T34" style:family="text">
      <style:text-properties fo:color="#006699" loext:opacity="100%" style:font-name="inter-regular" fo:font-size="12pt" loext:padding="0cm" loext:border="none"/>
    </style:style>
    <style:style style:name="T35" style:family="text">
      <style:text-properties fo:color="#006699" loext:opacity="100%" style:font-name="erdana" fo:font-size="21.75pt" fo:font-weight="bold"/>
    </style:style>
    <style:style style:name="T36" style:family="text">
      <style:text-properties fo:color="#006699" loext:opacity="100%" style:font-name="erdana" fo:font-weight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333333" loext:opacity="100%"/>
    </style:style>
    <style:style style:name="T39" style:family="text">
      <style:text-properties fo:color="#333333" loext:opacity="100%" style:font-name="inter-bold" fo:font-weight="bold"/>
    </style:style>
    <style:style style:name="T40" style:family="text">
      <style:text-properties officeooo:rsid="00206829"/>
    </style:style>
    <style:style style:name="T41" style:family="text">
      <style:text-properties fo:color="#000000" loext:opacity="100%" loext:padding="0cm" loext:border="none"/>
    </style:style>
    <style:style style:name="T42" style:family="text">
      <style:text-properties fo:color="#000000" loext:opacity="100%" style:font-name="inter-regular" fo:font-size="12pt" loext:padding="0cm" loext:border="none"/>
    </style:style>
    <style:style style:name="T43" style:family="text">
      <style:text-properties fo:color="#000000" loext:opacity="100%" style:font-name="inter-regular" fo:font-size="12pt" officeooo:rsid="002eb514" loext:padding="0cm" loext:border="none"/>
    </style:style>
    <style:style style:name="T44" style:family="text">
      <style:text-properties style:font-name="erdana"/>
    </style:style>
    <style:style style:name="T45" style:family="text">
      <style:text-properties style:font-name="erdana" fo:font-size="21.75pt"/>
    </style:style>
    <style:style style:name="T46" style:family="text">
      <style:text-properties style:font-name="erdana" fo:font-weight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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SQL Server CREATE DATABASE</text:h>
      <text:p text:style-name="P58"><text:span text:style-name="T34">CREATE</text:span><text:span text:style-name="T42"> </text:span><text:span text:style-name="T34">DATABASE</text:span><text:span text:style-name="T42"> database_name; </text:span></text:p>
      <text:p text:style-name="P58"><text:span text:style-name="T34">CREATE</text:span><text:span text:style-name="T42"> </text:span><text:span text:style-name="T34">DATABASE</text:span><text:span text:style-name="T42"> </text:span><text:span text:style-name="T43">Employee</text:span><text:span text:style-name="T42">; </text:span><text:s/></text:p>
      <text:p text:style-name="P34">CREATE DATABASE Employee; </text:p>
      <text:p text:style-name="P34"><text:span text:style-name="T34">DROP</text:span><text:span text:style-name="T42"> </text:span><text:span text:style-name="T34">DATABASE</text:span><text:span text:style-name="T42"> DemoDb;</text:span> </text:p>
      <text:h text:style-name="P25" text:outline-level="1"/>
      <text:h text:style-name="P25" text:outline-level="1"/>
      <text:h text:style-name="P25" text:outline-level="1">SQL Server <text:span text:style-name="T40">DATABASE</text:span></text:h>
      <text:h text:style-name="P25" text:outline-level="1"/>
      <text:p text:style-name="Standard"/>
      <text:list xml:id="list2873919141" text:style-name="L1">
        <text:list-item>
          <text:h text:style-name="P24" text:outline-level="1">SQL Server CREATE TABLE</text:h>
        </text:list-item>
      </text:list>
      <text:p text:style-name="P60"><text:span text:style-name="T18"/></text:p>
      <text:p text:style-name="P59"><text:span text:style-name="T46">CREATE TABLE </text:span><text:span text:style-name="T44">database_name.schema_name.table_name(</text:span></text:p>
      <text:list xml:id="list3091564381" text:style-name="L16">
        <text:list-header>
          <text:p text:style-name="P50"><text:span text:style-name="T26">column_</text:span><text:span text:style-name="T27">name</text:span><text:span text:style-name="T28">1</text:span><text:span text:style-name="T27"> datatype </text:span><text:span text:style-name="T26">table_constraints,</text:span></text:p>
          <text:p text:style-name="P50"><text:span text:style-name="T26">column_</text:span><text:span text:style-name="T27">name</text:span><text:span text:style-name="T28">1</text:span><text:span text:style-name="T27"> datatype </text:span><text:span text:style-name="T26">table_constraints);</text:span></text:p>
        </text:list-header>
      </text:list>
      <text:p text:style-name="P60"/>
      <text:p text:style-name="Standard">CREATE TABLE STUDENT1 (Id INT IDENTITY PRIMARY KEY,Name VARCHAR(50) NOT NULL,Gender VARCHAR(50),Age INT,Marks INT);</text:p>
      <text:p text:style-name="Standard"/>
      <text:p text:style-name="P1"><text:span text:style-name="T1">The </text:span><text:span text:style-name="Strong_20_Emphasis"><text:span text:style-name="T11">IDENTITY </text:span></text:span><text:span text:style-name="T1">data type generates integer numbers that automatically begin with one and increase by one for each new row.</text:span> </text:p>
      <text:list xml:id="list1441613253" text:style-name="L2">
        <text:list-item>
          <text:h text:style-name="P27" text:outline-level="1">SQL Server DELETE or DROP Table</text:h>
        </text:list-item>
      </text:list>
      <text:p text:style-name="P33">When we remove a table, the complete data and the whole structure or definition are deleted permanently from the table.</text:p>
      <text:p text:style-name="P33"/>
      <text:p text:style-name="P2"><text:span text:style-name="T23">DROP</text:span><text:span text:style-name="T22"> TABLE STUDENT1;</text:span></text:p>
      <text:list xml:id="list2959519933" text:style-name="L3">
        <text:list-item>
          <text:h text:style-name="P28" text:outline-level="1"><text:soft-page-break/>SQL Server Insert Data</text:h>
        </text:list-item>
      </text:list>
      <text:p text:style-name="P4">INSERT statement in SQL Server is used for adding records in a table within the specified database. SQL Server performs insertion operation in two ways within a single query:</text:p>
      <text:list xml:id="list3629653744" text:style-name="L4">
        <text:list-item>
          <text:p text:style-name="P35">Add data in a single row</text:p>
        </text:list-item>
        <text:list-item>
          <text:p text:style-name="P35">Add data in multiple rows</text:p>
        </text:list-item>
      </text:list>
      <text:p text:style-name="P3">*<text:span text:style-name="T29">SINGLE RECORD FOR ALL FIELD:</text:span></text:p>
      <text:p text:style-name="P1"/>
      <text:p text:style-name="P1">INSERT INTO STUDENT1 (Name,Gender,Age,Mark<text:span text:style-name="T29">s</text:span>) VALUES ('Shivani','Female',24,70);</text:p>
      <text:p text:style-name="P1"/>
      <text:p text:style-name="P1">INSERT INTO STUDENT1 VALUES ('Johnny Paul', 'Male', 35, 470); </text:p>
      <text:p text:style-name="P3"/>
      <text:p text:style-name="P3">*<text:span text:style-name="T30">INSERT A THREE RECORD AT THE SAME TIME:</text:span></text:p>
      <text:p text:style-name="P3"/>
      <text:p text:style-name="P1">INSERT INTO STUDENT1 <text:s/></text:p>
      <text:p text:style-name="P1">VALUES ('Jolly Evans', 'Female', 28, 475), <text:s/></text:p>
      <text:p text:style-name="P1">('Alan Simmons', 'Male', 32, 405), <text:s/></text:p>
      <text:p text:style-name="P1">('Laura Bennet', 'Female', 30, 435); <text:s/></text:p>
      <text:h text:style-name="P18" text:outline-level="3">How to insert and return inserted values?</text:h>
      <text:p text:style-name="P7"><text:span text:style-name="T1">SQL Server provides the </text:span><text:span text:style-name="Strong_20_Emphasis"><text:span text:style-name="T12">OUTPUT </text:span></text:span><text:span text:style-name="T1">clause for capturing the inserted values into a defined table. inserts a new record into the</text:span><text:span text:style-name="Strong_20_Emphasis"><text:span text:style-name="T12">'S</text:span></text:span><text:span text:style-name="Strong_20_Emphasis"><text:span text:style-name="T13">TUDENT1</text:span></text:span><text:span text:style-name="Strong_20_Emphasis"><text:span text:style-name="T12">' </text:span></text:span><text:span text:style-name="T1">table and returns the inserted value of the</text:span><text:span text:style-name="Strong_20_Emphasis"><text:span text:style-name="T12">'Marks'</text:span></text:span><text:span text:style-name="T1">column:</text:span></text:p>
      <text:p text:style-name="P1">INSERT INTO STUDENT1 (Name, Gender, Age, Marks ) <text:s/></text:p>
      <text:p text:style-name="P1">OUTPUT inserted.Marks ,<text:span text:style-name="T31">inserted.Name</text:span></text:p>
      <text:p text:style-name="P1">VALUES ('J P Dumini', 'Male', 32, 450); <text:s/></text:p>
      <text:p text:style-name="P1"/>
      <text:list xml:id="list457397309" text:style-name="L5">
        <text:list-item>
          <text:h text:style-name="P29" text:outline-level="1">SQL Server Update Data</text:h>
        </text:list-item>
      </text:list>
      <text:p text:style-name="P1"><text:span text:style-name="T1">UPDATE statement in SQL Server is used to update or modify the already existing records into a table or view.</text:span> </text:p>
      <text:h text:style-name="P18" text:outline-level="3">Syntax</text:h>
      <text:list xml:id="list3825221812" text:style-name="L6">
        <text:list-item>
          <text:p text:style-name="P37"><text:span text:style-name="T32">UPDATE </text:span>[database_name].[schema_name].table_name</text:p>
        </text:list-item>
        <text:list-item>
          <text:p text:style-name="P49"><text:span text:style-name="T33">SET </text:span><text:span text:style-name="T25">column1 = new_value1,column2=new_value2,...</text:span></text:p>
        </text:list-item>
        <text:list-item>
          <text:p text:style-name="P37">[<text:span text:style-name="T32">WHERE </text:span>Clause]</text:p>
        </text:list-item>
      </text:list>
      <text:p text:style-name="P1"/>
      <text:p text:style-name="P1">UPDATE STUDENT1 SET Marks=485 WHERE Name='Jolly Evans';</text:p>
      <text:p text:style-name="P1">UPDATE STUDENT1 SET Name='Rutuja' WHERE Id=2;</text:p>
      <text:p text:style-name="P1"/>
      <text:p text:style-name="P1">UPDATE STUDENT1 SET Age=23,Marks=445 WHERE Name='Laura Bennet';</text:p>
      <text:list xml:id="list2456430456" text:style-name="L7">
        <text:list-item>
          <text:h text:style-name="P30" text:outline-level="1"><text:soft-page-break/>SQL Server DELETE Data</text:h>
        </text:list-item>
      </text:list>
      <text:p text:style-name="P4">In SQL Server database, DELETE statement is used to delete records from the table.</text:p>
      <text:p text:style-name="P7">DELETE FROM STUDENT1 <text:s/>WHERE Id =6; <text:s text:c="10"/></text:p>
      <text:list xml:id="list3333140881" text:style-name="L8">
        <text:list-item>
          <text:h text:style-name="P31" text:outline-level="1">SQL Server DELETE Top Statement</text:h>
        </text:list-item>
      </text:list>
      <text:p text:style-name="P4">In SQL Server, DELETE TOP statement is used to delete the records from a table and limit the number of records deleted regarding a fixed value or percentage.</text:p>
      <text:list xml:id="list1899210411" text:style-name="L9">
        <text:list-item>
          <text:p text:style-name="P39"><text:span text:style-name="T32">DELETE TOP </text:span>(top_value) [ PERCENT ]</text:p>
        </text:list-item>
        <text:list-item>
          <text:p text:style-name="P38"><text:span text:style-name="T32">FROM </text:span>[database_name].[dbo].[table_name]</text:p>
        </text:list-item>
        <text:list-item>
          <text:p text:style-name="P38">[<text:span text:style-name="T32">WHERE </text:span>conditions];</text:p>
        </text:list-item>
      </text:list>
      <text:p text:style-name="P7"><text:span text:style-name="Strong_20_Emphasis"><text:span text:style-name="T12"/></text:span></text:p>
      <text:p text:style-name="P7"><text:span text:style-name="Strong_20_Emphasis"><text:span text:style-name="T12">TOP (top_value): </text:span></text:span><text:span text:style-name="T1">It is used to delete the top number of rows in the result set based on top_value. For example, TOP(10) would delete the top 10 rows matching the delete criteria.</text:span></text:p>
      <text:p text:style-name="P7"><text:span text:style-name="Strong_20_Emphasis"><text:span text:style-name="T12">PERCENT: </text:span></text:span><text:span text:style-name="T1">It is optional. It is used to delete the percentage of of top rows. For example, TOP(10) PERCENT would delete the top 10% of the records matching the delete criteria.</text:span></text:p>
      <text:h text:style-name="P14" text:outline-level="2">*DELETE using TOP keyword</text:h>
      <text:p text:style-name="P4">TOP keyword is used with DELETE statement to delete the specified top rows of a table.</text:p>
      <text:p text:style-name="P7">DELETE TOP(2) <text:s/>FROM STUDENT2 WHERE Salary &gt;= 20000; <text:s/></text:p>
      <text:h text:style-name="P15" text:outline-level="2">*DELETE using TOP Percent Keyword</text:h>
      <text:p text:style-name="P52">TOP percent keyword is used to delete the rows according to the percentage.</text:p>
      <text:p text:style-name="P9">DELETE TOP(25) PERCENT <text:s/>FROM STUDENT2 WHERE Salary &gt; 20000; <text:s text:c="2"/></text:p>
      <text:list xml:id="list2334960901" text:style-name="L10">
        <text:list-item>
          <text:h text:style-name="P32" text:outline-level="1">SQL Server ALTER Table</text:h>
        </text:list-item>
      </text:list>
      <text:p text:style-name="P7"><text:span text:style-name="T1">ALTER command in SQL Server is </text:span><text:span text:style-name="Strong_20_Emphasis"><text:span text:style-name="T14">used to make modifications in an existing table</text:span></text:span><text:span text:style-name="T7">.</text:span><text:span text:style-name="T1"> These alterations can be adding a column, deleting a column, changing the size, modifying the data type, adding or removing indexes, and adding or deleting constraints in a table definition. It also allows us to rename and rebuild partitions and disable and enable constraints and triggers.</text:span></text:p>
      <text:p text:style-name="P4">CREATE TABLE STUDENT3 (Id int,Name varchar(50),Gender varchar(50),Age int,Marks int);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797102609200">
          <table:table-cell table:style-name="Table1.A1" office:value-type="string">
            <text:p text:style-name="P17">Id</text:p>
          </table:table-cell>
          <table:table-cell table:style-name="Table1.A1" office:value-type="string">
            <text:p text:style-name="P17">Name</text:p>
          </table:table-cell>
          <table:table-cell table:style-name="Table1.A1" office:value-type="string">
            <text:p text:style-name="P17">Gender</text:p>
          </table:table-cell>
          <table:table-cell table:style-name="Table1.A1" office:value-type="string">
            <text:p text:style-name="P17">Age</text:p>
          </table:table-cell>
          <table:table-cell table:style-name="Table1.A1" office:value-type="string">
            <text:p text:style-name="P17">Marks</text:p>
          </table:table-cell>
        </table:table-row>
        <table:table-row table:style-name="TableLine797102614640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Peter Huges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478</text:p>
          </table:table-cell>
        </table:table-row>
        <table:table-row table:style-name="TableLine797102610832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Johny Paul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5</text:p>
          </table:table-cell>
          <table:table-cell table:style-name="Table1.A1" office:value-type="string">
            <text:p text:style-name="Table_20_Contents">470</text:p>
          </table:table-cell>
        </table:table-row>
        <text:soft-page-break/>
        <table:table-row table:style-name="TableLine797102616816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Jolly Evans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475</text:p>
          </table:table-cell>
        </table:table-row>
        <table:table-row table:style-name="TableLine797102611104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Alan Simmons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492</text:p>
          </table:table-cell>
        </table:table-row>
        <table:table-row table:style-name="TableLine797102602128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Laura Bennet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435</text:p>
          </table:table-cell>
        </table:table-row>
        <table:table-row table:style-name="TableLine797102602400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Diego Bennet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492</text:p>
          </table:table-cell>
        </table:table-row>
        <table:table-row table:style-name="TableLine797102604848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J P Dumini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450</text:p>
          </table:table-cell>
        </table:table-row>
        <table:table-row table:style-name="TableLine797102600496"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Greme Smith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6</text:p>
          </table:table-cell>
          <table:table-cell table:style-name="Table1.A1" office:value-type="string">
            <text:p text:style-name="Table_20_Contents">455</text:p>
          </table:table-cell>
        </table:table-row>
      </table:table>
      <text:h text:style-name="P21" text:outline-level="3">*SQL Server Add New Column</text:h>
      <text:p text:style-name="P7"><text:span text:style-name="T2">It is used to </text:span><text:span text:style-name="T1">add a new column to the existing table. using the </text:span><text:span text:style-name="Strong_20_Emphasis"><text:span text:style-name="T14">ALTER TABLE ADD COLUMN</text:span></text:span><text:span text:style-name="Strong_20_Emphasis"><text:span text:style-name="T11"> command</text:span></text:span><text:span text:style-name="T1">. It will always add the new column at the</text:span><text:span text:style-name="T7"> last position</text:span><text:span text:style-name="T1"> in the table. </text:span></text:p>
      <text:p text:style-name="P53">ALTER TABLE table_name ADD column_name data_type column_constraints;</text:p>
      <text:p text:style-name="P7"><text:span text:style-name="Strong_20_Emphasis"><text:span text:style-name="T12">If we want to add more than one column, we can use the following syntax</text:span></text:span><text:span text:style-name="T1">:</text:span></text:p>
      <text:list xml:id="list1318668455" text:style-name="L11">
        <text:list-header>
          <text:p text:style-name="P41">ALTER TABLE table_name</text:p>
          <text:p text:style-name="P41">ADD column_name1 column_definition, </text:p>
          <text:p text:style-name="P40">ADD column_name2 column_definition;</text:p>
        </text:list-header>
      </text:list>
      <text:p text:style-name="P46">EXAMPLE:</text:p>
      <text:p text:style-name="P16">ALTER TABLE STUDENT3 ADD Phone VARCHAR(20) NULL; <text:s/></text:p>
      <text:h text:style-name="P22" text:outline-level="3">*SQL Server Delete Column</text:h>
      <text:p text:style-name="P10"><text:span text:style-name="T1">ALTER command </text:span><text:span text:style-name="T3">is also used</text:span><text:span text:style-name="T1"> to remove single or multiple columns from the table. SQL Server provides the </text:span><text:span text:style-name="Strong_20_Emphasis"><text:span text:style-name="T12">ALTER TABLE DROP COLUMN </text:span></text:span><text:span text:style-name="T1">statement to delete the existing column from the table. </text:span></text:p>
      <text:list xml:id="list861453923" text:style-name="L12">
        <text:list-header>
          <text:p text:style-name="P42">ALTER TABLE table_name DROP COLUMN column_name;</text:p>
          <text:p text:style-name="P42"><text:span text:style-name="Strong_20_Emphasis"><text:span text:style-name="T39">If we want to delete more than one column, we can use the following syntax:</text:span></text:span></text:p>
        </text:list-header>
      </text:list>
      <text:list xml:id="list3967667601" text:style-name="L13">
        <text:list-header>
          <text:p text:style-name="P43">ALTER TABLE table_name</text:p>
          <text:p text:style-name="P43">DROP COLUMN column_name1, DROP COLUMN column_name2...</text:p>
        </text:list-header>
      </text:list>
      <text:p text:style-name="P46"/>
      <text:p text:style-name="P46">EXAMPLE:</text:p>
      <text:p text:style-name="P16">ALTER TABLE STUDENT3 DROP COLUMN Phone;</text:p>
      <text:h text:style-name="P23" text:outline-level="3">*SQL Server Modify Column Data Type</text:h>
      <text:p text:style-name="P11"><text:span text:style-name="T5">ALTER command </text:span><text:span text:style-name="T6">is used </text:span><text:span text:style-name="T5">to change the column's data type into the specified table. SQL Server provides the </text:span><text:span text:style-name="Strong_20_Emphasis"><text:span text:style-name="T15">ALTER TABLE ALTER COLUMN </text:span></text:span><text:span text:style-name="T5">statement to modify the column data type. </text:span></text:p>
      <text:p text:style-name="P54">ALTER TABLE table_name ALTER COLUMN column_name new_data_type(size);</text:p>
      <text:p text:style-name="P47">EXAMPLE:</text:p>
      <text:p text:style-name="P55">ALTER TABLE STUDENT3 ALTER COLUMN Gender NVARCHAR(10); <text:s/></text:p>
      <text:h text:style-name="P19" text:outline-level="3"><text:soft-page-break/>*Add Constraint on the Column</text:h>
      <text:p text:style-name="P8"><text:span text:style-name="T1">ALTER command </text:span><text:span text:style-name="T4">is used </text:span><text:span text:style-name="T1">to add or remove the constraints into the specified table. SQL Server provides the </text:span><text:span text:style-name="Strong_20_Emphasis"><text:span text:style-name="T12">ALTER TABLE ADD CONSTRAINT </text:span></text:span><text:span text:style-name="T1">statement for adding a constraint to the specified column. </text:span></text:p>
      <text:p text:style-name="P54">ALTER TABLE table_name</text:p>
      <text:p text:style-name="P54">ADD CONSTRAINT [constraint_name] PRIMARY KEY ([column_name]);</text:p>
      <text:p text:style-name="P12"><text:span text:style-name="Strong_20_Emphasis"><text:span text:style-name="T16">constraint type</text:span></text:span><text:span text:style-name="Strong_20_Emphasis"><text:span text:style-name="T17"> </text:span></text:span><text:span text:style-name="T9">such as PRIMARY KEY, FOREIGN KEY, UNIQUE, NOT NULL, CHECK, and DEFAULT, and finally define the </text:span><text:span text:style-name="Strong_20_Emphasis"><text:span text:style-name="T16">column name</text:span></text:span><text:span text:style-name="T10">.</text:span><text:span text:style-name="T21"> </text:span></text:p>
      <text:p text:style-name="P57">EXAMPLE:</text:p>
      <text:p text:style-name="P6">ALTER TABLE STUDENT3 ADD CONSTRAINT PrimaryKey PRIMARY KEY (Id); </text:p>
      <text:h text:style-name="P20" text:outline-level="3">*Drop Constraint on the Column</text:h>
      <text:p text:style-name="P4">SQL Server provides the <text:span text:style-name="T37">ALTER TABLE DROP CONSTRAINT</text:span> statement for removing constraints from the specified column.</text:p>
      <text:list xml:id="list3453349546" text:style-name="L14">
        <text:list-header>
          <text:p text:style-name="P44">ALTER TABLE table_name DROP CONSTRAINT [constraint_name]</text:p>
        </text:list-header>
      </text:list>
      <text:p text:style-name="P48"/>
      <text:p text:style-name="P48">EXAMPLE:</text:p>
      <text:p text:style-name="P45">ALTER TABLE STUDENT3 DROP CONSTRAINT PrimaryKey; <text:s text:c="7"/></text:p>
      <text:p text:style-name="P45"><text:s text:c="2"/></text:p>
      <text:h text:style-name="P20" text:outline-level="3">*Add a NOT NULL Constraint to a NULLABLE Column</text:h>
      <text:p text:style-name="P6">UPDATE STUDENT3 SET Age = '' WHERE Age IS NULL; <text:s/></text:p>
      <text:p text:style-name="P6"/>
      <text:p text:style-name="P5">Now, we can add the NOT NULL constraint using the below statement:</text:p>
      <text:p text:style-name="P6">ALTER TABLE STUDENT3 ALTER COLUMN Age VARCHAR (50) NOT NULL;</text:p>
      <text:list xml:id="list3970305455" text:style-name="L15">
        <text:list-header>
          <text:p text:style-name="P61"><text:span text:style-name="T38">Let us insert a row without containing a value into the Age column:</text:span> </text:p>
          <text:p text:style-name="P62"><text:span text:style-name="T38">We will get the following error:</text:span> </text:p>
        </text:list-header>
      </text:list>
      <text:p text:style-name="P6">INSERT INTO STUDENT3 (Name, Gender, Marks) VALUES <text:s/>('Maria Smith', 'Female', 435); <text:s/></text:p>
      <text:p text:style-name="P13"><text:span text:style-name="T8">However, if we insert a value into the Age column, it will be executed successfully:</text:span><text:span text:style-name="T20"> </text:span></text:p>
      <text:p text:style-name="P6">INSERT INTO STUDENT3 (Name, Gender, Age, Marks) VALUES ('Maria Smith', 'Female', 29, 43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3T20:02:26.718000000</meta:creation-date>
    <dc:date>2024-03-01T13:08:23.673000000</dc:date>
    <meta:editing-duration>PT2H15M8S</meta:editing-duration>
    <meta:editing-cycles>19</meta:editing-cycles>
    <meta:generator>LibreOffice/7.1.7.2$Windows_X86_64 LibreOffice_project/c6a4e3954236145e2acb0b65f68614365aeee33f</meta:generator>
    <meta:document-statistic meta:table-count="1" meta:image-count="0" meta:object-count="0" meta:page-count="5" meta:paragraph-count="149" meta:word-count="1027" meta:character-count="6501" meta:non-whitespace-character-count="5569"/>
  </office:meta>
</office:document-meta>
</file>